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, 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12.666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6.231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99"/>
    <style:style style:name="ce9" style:family="table-cell" style:parent-style-name="Default" style:data-style-name="N0"/>
    <style:style style:name="gr1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ham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8.333cm" svg:height="1.386cm" svg:x="1.662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2" svg:width="2.899cm" svg:height="0.669cm" svg:x="16.897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2" svg:width="2.899cm" svg:height="1.386cm" svg:x="18.033cm" svg:y="0cm" draw:caption-point-x="-0.609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2" svg:width="2.899cm" svg:height="1.139cm" svg:x="19.282cm" svg:y="0cm" draw:caption-point-x="-0.609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2" svg:width="8.33cm" svg:height="0.991cm" svg:x="20.333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2" svg:width="2.899cm" svg:height="1.386cm" svg:x="22.88cm" svg:y="0.824cm" draw:caption-point-x="-0.72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2" svg:width="6.151cm" svg:height="2.232cm" svg:x="25.069cm" svg:y="0.744cm" draw:caption-point-x="-0.665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2" svg:width="11.443cm" svg:height="5.207cm" svg:x="27.064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2" svg:width="9.514cm" svg:height="0.718cm" svg:x="31.687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2" svg:width="7.141cm" svg:height="1.781cm" svg:x="35.507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2" svg:width="9.733cm" svg:height="1.386cm" svg:x="37.112cm" svg:y="0.929cm" draw:caption-point-x="-0.525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  <table:table-cell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Signature de version </text:p>
          </table:table-cell>
          <table:table-cell table:style-name="ce2" office:value-type="string" calcext:value-type="string">
            <text:p>SIGVE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lé d'intégrité </text:p>
          </table:table-cell>
          <table:table-cell table:style-name="ce2" office:value-type="string" calcext:value-type="string">
            <text:p>CLEINTG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format ANO-HOSP « A16 » (A + 2 derniers caractères du Vid-hosp)</text:p>
          </table:table-cell>
          <table:table-cell table:style-name="ce2" office:value-type="string" calcext:value-type="string">
            <text:p>FMTV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16</text:p>
          </table:table-cell>
          <table:table-cell table:number-columns-repeated="2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immatriculation assuré ' </text:p>
          </table:table-cell>
          <table:table-cell table:style-name="ce2" office:value-type="string" calcext:value-type="string">
            <text:p>RNI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naissance ' </text:p>
          </table:table-cell>
          <table:table-cell table:style-name="ce2" office:value-type="string" calcext:value-type="string">
            <text:p>RDNAI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exe ' </text:p>
          </table:table-cell>
          <table:table-cell table:style-name="ce2" office:value-type="string" calcext:value-type="string">
            <text:p>RSEX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d'identification administratif de séjour ' </text:p>
          </table:table-cell>
          <table:table-cell table:style-name="ce2" office:value-type="string" calcext:value-type="string">
            <text:p>RNAD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Filler (ex - N° anonyme avant mars 2021)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d'identification administratif de séjour </text:p>
          </table:table-cell>
          <table:table-cell table:style-name="ce2" office:value-type="string" calcext:value-type="string">
            <text:p>NADL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Filler (ex - N° anonyme individuel avant mars 2021)</text:p>
          </table:table-cell>
          <table:table-cell table:style-name="ce2" office:value-type="string" calcext:value-type="string">
            <text:p>NANOI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FINESS e-PMSI </text:p>
          </table:table-cell>
          <table:table-cell table:style-name="ce2" office:value-type="string" calcext:value-type="string">
            <text:p>FINE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grand régime ' </text:p>
          </table:table-cell>
          <table:table-cell table:style-name="ce2" office:value-type="string" calcext:value-type="string">
            <text:p>RCG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7" calcext:value-type="float">
            <text:p>8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gestion ' </text:p>
          </table:table-cell>
          <table:table-cell table:style-name="ce2" office:value-type="string" calcext:value-type="string">
            <text:p>RCG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8" calcext:value-type="float">
            <text:p>8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justification d'exonération du ticket modérateur ' </text:p>
          </table:table-cell>
          <table:table-cell table:style-name="ce2" office:value-type="string" calcext:value-type="string">
            <text:p>RJEMT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9" calcext:value-type="float">
            <text:p>8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de prise en charge du forfait journalier ' </text:p>
          </table:table-cell>
          <table:table-cell table:style-name="ce2" office:value-type="string" calcext:value-type="string">
            <text:p>RCPCFJ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0" calcext:value-type="float">
            <text:p>9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ature d'assurance ' </text:p>
          </table:table-cell>
          <table:table-cell table:style-name="ce2" office:value-type="string" calcext:value-type="string">
            <text:p>RNAT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1" calcext:value-type="float">
            <text:p>9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type de contrat souscrit auprès d'un organisme complémentaire ' </text:p>
          </table:table-cell>
          <table:table-cell table:style-name="ce2" office:value-type="string" calcext:value-type="string">
            <text:p>RTYP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2" calcext:value-type="float">
            <text:p>9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éjour facturable à l'assurance maladie ' </text:p>
          </table:table-cell>
          <table:table-cell table:style-name="ce2" office:value-type="string" calcext:value-type="string">
            <text:p>RSF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3" calcext:value-type="float">
            <text:p>9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tif de la non facturation à l'assurance maladie ' </text:p>
          </table:table-cell>
          <table:table-cell table:style-name="ce2" office:value-type="string" calcext:value-type="string">
            <text:p>RMNF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4" calcext:value-type="float">
            <text:p>9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facturation du 18 euro ' </text:p>
          </table:table-cell>
          <table:table-cell table:style-name="ce2" office:value-type="string" calcext:value-type="string">
            <text:p>RFA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5" calcext:value-type="float">
            <text:p>9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ombre de venues de la facture ' </text:p>
          </table:table-cell>
          <table:table-cell table:style-name="ce2" office:value-type="string" calcext:value-type="string">
            <text:p>RNBVF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à facturer au titre du ticket modérateur' </text:p>
          </table:table-cell>
          <table:table-cell table:style-name="ce2" office:value-type="string" calcext:value-type="string">
            <text:p>RMFT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7" calcext:value-type="float">
            <text:p>9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à facturer au titre du forfait journalier ' </text:p>
          </table:table-cell>
          <table:table-cell table:style-name="ce2" office:value-type="string" calcext:value-type="string">
            <text:p>RMFFJ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8" calcext:value-type="float">
            <text:p>9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total du séjour remboursé par l'assurance maladie (i.e. hors prestations annexes ') </text:p>
          </table:table-cell>
          <table:table-cell table:style-name="ce2" office:value-type="string" calcext:value-type="string">
            <text:p>RMTSR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9" calcext:value-type="float">
            <text:p>9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lié à la majoration au parcours de soin ' </text:p>
          </table:table-cell>
          <table:table-cell table:style-name="ce2" office:value-type="string" calcext:value-type="string">
            <text:p>RMMP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base remboursement ' </text:p>
          </table:table-cell>
          <table:table-cell table:style-name="ce2" office:value-type="string" calcext:value-type="string">
            <text:p>RMB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1" calcext:value-type="float">
            <text:p>10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taux de remboursement ' </text:p>
          </table:table-cell>
          <table:table-cell table:style-name="ce2" office:value-type="string" calcext:value-type="string">
            <text:p>RTX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2" calcext:value-type="float">
            <text:p>10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Patient bénéficiaire de la CMU ' </text:p>
          </table:table-cell>
          <table:table-cell table:style-name="ce2" office:value-type="string" calcext:value-type="string">
            <text:p>RBCM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3" calcext:value-type="float">
            <text:p>10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administratif de séjour de la mère ' </text:p>
          </table:table-cell>
          <table:table-cell table:style-name="ce2" office:value-type="string" calcext:value-type="string">
            <text:p>RNADL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4" calcext:value-type="float">
            <text:p>10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Hospitalisation d'un nouveau-né auprès de la mère ' </text:p>
          </table:table-cell>
          <table:table-cell table:style-name="ce2" office:value-type="string" calcext:value-type="string">
            <text:p>RHNN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5" calcext:value-type="float">
            <text:p>10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Hospitalisation pour prélèvement d'organe ' </text:p>
          </table:table-cell>
          <table:table-cell table:style-name="ce2" office:value-type="string" calcext:value-type="string">
            <text:p>RHP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6" calcext:value-type="float">
            <text:p>10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l'hospitalisation ' </text:p>
          </table:table-cell>
          <table:table-cell table:style-name="ce2" office:value-type="string" calcext:value-type="string">
            <text:p>RDT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7" calcext:value-type="float">
            <text:p>10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total du séjour remboursable pour l'AMC ' </text:p>
          </table:table-cell>
          <table:table-cell table:style-name="ce2" office:value-type="string" calcext:value-type="string">
            <text:p>RMTSR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8" calcext:value-type="float">
            <text:p>10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participation assuré ' </text:p>
          </table:table-cell>
          <table:table-cell table:style-name="ce2" office:value-type="string" calcext:value-type="string">
            <text:p>RCP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9" calcext:value-type="float">
            <text:p>10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d’entrée ' </text:p>
          </table:table-cell>
          <table:table-cell table:style-name="ce2" office:value-type="string" calcext:value-type="string">
            <text:p>RNE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0" calcext:value-type="float">
            <text:p>1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Rang de naissance ' </text:p>
          </table:table-cell>
          <table:table-cell table:style-name="ce2" office:value-type="string" calcext:value-type="string">
            <text:p>RRG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Rang du bénéficiaire ' </text:p>
          </table:table-cell>
          <table:table-cell table:style-name="ce2" office:value-type="string" calcext:value-type="string">
            <text:p>RRGB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2" calcext:value-type="float">
            <text:p>11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caisse gestionnaire ' </text:p>
          </table:table-cell>
          <table:table-cell table:style-name="ce2" office:value-type="string" calcext:value-type="string">
            <text:p>RNCA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3" calcext:value-type="float">
            <text:p>11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centre gestionnaire ' </text:p>
          </table:table-cell>
          <table:table-cell table:style-name="ce2" office:value-type="string" calcext:value-type="string">
            <text:p>RNCE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4" calcext:value-type="float">
            <text:p>11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nfirmation de la prise en charge dans le cadre du dispositif des soins urgents ' </text:p>
          </table:table-cell>
          <table:table-cell table:style-name="ce2" office:value-type="string" calcext:value-type="string">
            <text:p>RCPEC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5" calcext:value-type="float">
            <text:p>11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uméro accident du travail ou date d’accident de droit commun' </text:p>
          </table:table-cell>
          <table:table-cell table:style-name="ce2" office:value-type="string" calcext:value-type="string">
            <text:p>RNA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6" calcext:value-type="float">
            <text:p>11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d’organisme complémentaire' </text:p>
          </table:table-cell>
          <table:table-cell table:style-name="ce2" office:value-type="string" calcext:value-type="string">
            <text:p>RNOC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7" calcext:value-type="float">
            <text:p>11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N° FINESS d’inscription e-PMSI' </text:p>
          </table:table-cell>
          <table:table-cell table:style-name="ce2" office:value-type="string" calcext:value-type="string">
            <text:p>RFIN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8" calcext:value-type="float">
            <text:p>11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N° immatriculation individuel' </text:p>
          </table:table-cell>
          <table:table-cell table:style-name="ce2" office:value-type="string" calcext:value-type="string">
            <text:p>RNIM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9" calcext:value-type="float">
            <text:p>11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Nature de la pièce justificative des droits' </text:p>
          </table:table-cell>
          <table:table-cell table:style-name="ce2" office:value-type="string" calcext:value-type="string">
            <text:p>RNPJ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0" calcext:value-type="float">
            <text:p>12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Prise en charge établie le' </text:p>
          </table:table-cell>
          <table:table-cell table:style-name="ce2" office:value-type="string" calcext:value-type="string">
            <text:p>RDTPE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1" calcext:value-type="float">
            <text:p>12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Attestation de droits, carte Vitale ou prise en charge valable à compter du.' </text:p>
          </table:table-cell>
          <table:table-cell table:style-name="ce2" office:value-type="string" calcext:value-type="string">
            <text:p>RDTAD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2" calcext:value-type="float">
            <text:p>12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Délivrée par' </text:p>
          </table:table-cell>
          <table:table-cell table:style-name="ce2" office:value-type="string" calcext:value-type="string">
            <text:p>RADD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3" calcext:value-type="float">
            <text:p>12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Régime de prestation de l’assuré' </text:p>
          </table:table-cell>
          <table:table-cell table:style-name="ce2" office:value-type="string" calcext:value-type="string">
            <text:p>RRPR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4" calcext:value-type="float">
            <text:p>12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Top éclatement des flux par l’établissement' </text:p>
          </table:table-cell>
          <table:table-cell table:style-name="ce2" office:value-type="string" calcext:value-type="string">
            <text:p>RTEF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5" calcext:value-type="float">
            <text:p>12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Date d’entrée' </text:p>
          </table:table-cell>
          <table:table-cell table:style-name="ce2" office:value-type="string" calcext:value-type="string">
            <text:p>RDE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6" calcext:value-type="float">
            <text:p>12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Date de sortie' </text:p>
          </table:table-cell>
          <table:table-cell table:style-name="ce2" office:value-type="string" calcext:value-type="string">
            <text:p>RDS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7" calcext:value-type="float">
            <text:p>12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total du séjour facturé au patient ' </text:p>
          </table:table-cell>
          <table:table-cell table:style-name="ce2" office:value-type="string" calcext:value-type="string">
            <text:p>RMTSF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8" calcext:value-type="float">
            <text:p>12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Rejet AMO ' </text:p>
          </table:table-cell>
          <table:table-cell table:style-name="ce2" office:value-type="string" calcext:value-type="string">
            <text:p>RRJ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9" calcext:value-type="float">
            <text:p>12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facturation AMO ' </text:p>
          </table:table-cell>
          <table:table-cell table:style-name="ce2" office:value-type="string" calcext:value-type="string">
            <text:p>RDF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0" calcext:value-type="float">
            <text:p>13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facturation AMC ' </text:p>
          </table:table-cell>
          <table:table-cell table:style-name="ce2" office:value-type="string" calcext:value-type="string">
            <text:p>RDFAM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1" calcext:value-type="float">
            <text:p>13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facturation patient ' </text:p>
          </table:table-cell>
          <table:table-cell table:style-name="ce2" office:value-type="string" calcext:value-type="string">
            <text:p>RDF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2" calcext:value-type="float">
            <text:p>13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paiement AMO ' </text:p>
          </table:table-cell>
          <table:table-cell table:style-name="ce2" office:value-type="string" calcext:value-type="string">
            <text:p>RDP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3" calcext:value-type="float">
            <text:p>13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paiement AMC ' </text:p>
          </table:table-cell>
          <table:table-cell table:style-name="ce2" office:value-type="string" calcext:value-type="string">
            <text:p>RDPAM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4" calcext:value-type="float">
            <text:p>13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paiement patient ' </text:p>
          </table:table-cell>
          <table:table-cell table:style-name="ce2" office:value-type="string" calcext:value-type="string">
            <text:p>RDP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5" calcext:value-type="float">
            <text:p>13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tatut FT AMO ' </text:p>
          </table:table-cell>
          <table:table-cell table:style-name="ce2" office:value-type="string" calcext:value-type="string">
            <text:p>RSF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6" calcext:value-type="float">
            <text:p>13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tatut FT AMC ' </text:p>
          </table:table-cell>
          <table:table-cell table:style-name="ce2" office:value-type="string" calcext:value-type="string">
            <text:p>RSFAM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7" calcext:value-type="float">
            <text:p>13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tatut FT patient ' </text:p>
          </table:table-cell>
          <table:table-cell table:style-name="ce2" office:value-type="string" calcext:value-type="string">
            <text:p>RSF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8" calcext:value-type="float">
            <text:p>13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Pays d’assurance social ' </text:p>
          </table:table-cell>
          <table:table-cell table:style-name="ce2" office:value-type="string" calcext:value-type="string">
            <text:p>RPYA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9" calcext:value-type="float">
            <text:p>13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" Numéro d’identification permanent du patient (IPP) " </text:p>
          </table:table-cell>
          <table:table-cell table:style-name="ce2" office:value-type="string" calcext:value-type="string">
            <text:p>CRIP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40" calcext:value-type="float">
            <text:p>14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"identifiant national de santé"</text:p>
          </table:table-cell>
          <table:table-cell table:style-name="ce2" office:value-type="string" calcext:value-type="string">
            <text:p>CRIN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41" calcext:value-type="float">
            <text:p>14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"article 51"</text:p>
          </table:table-cell>
          <table:table-cell table:style-name="ce2" office:value-type="string" calcext:value-type="string">
            <text:p>CRA5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42" calcext:value-type="float">
            <text:p>14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grand régime </text:p>
          </table:table-cell>
          <table:table-cell table:style-name="ce2" office:value-type="string" calcext:value-type="string">
            <text:p>CG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gestion </text:p>
          </table:table-cell>
          <table:table-cell table:style-name="ce2" office:value-type="string" calcext:value-type="string">
            <text:p>CG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6" calcext:value-type="float">
            <text:p>14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justification d'exonération du ticket modérateur </text:p>
          </table:table-cell>
          <table:table-cell table:style-name="ce2" office:value-type="string" calcext:value-type="string">
            <text:p>JEMT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47" calcext:value-type="float">
            <text:p>14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de prise en charge du forfait journalier </text:p>
          </table:table-cell>
          <table:table-cell table:style-name="ce2" office:value-type="string" calcext:value-type="string">
            <text:p>CPCFJ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48" calcext:value-type="float">
            <text:p>14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Nature d'assurance </text:p>
          </table:table-cell>
          <table:table-cell table:style-name="ce2" office:value-type="string" calcext:value-type="string">
            <text:p>NAT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Type de contrat souscrit auprès d'un organisme complémentaire </text:p>
          </table:table-cell>
          <table:table-cell table:style-name="ce2" office:value-type="string" calcext:value-type="string">
            <text:p>TYP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52" calcext:value-type="float">
            <text:p>15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Séjour facturable à l'assurance maladie </text:p>
          </table:table-cell>
          <table:table-cell table:style-name="ce2" office:value-type="string" calcext:value-type="string">
            <text:p>SF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3" calcext:value-type="float">
            <text:p>15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Motif de la non facturation à l'assurance maladie </text:p>
          </table:table-cell>
          <table:table-cell table:style-name="ce2" office:value-type="string" calcext:value-type="string">
            <text:p>MNF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4" calcext:value-type="float">
            <text:p>15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Facturation du 18 euro </text:p>
          </table:table-cell>
          <table:table-cell table:style-name="ce2" office:value-type="string" calcext:value-type="string">
            <text:p>FA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5" calcext:value-type="float">
            <text:p>15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Nombre de venues de la facture </text:p>
          </table:table-cell>
          <table:table-cell table:style-name="ce2" office:value-type="string" calcext:value-type="string">
            <text:p>NBVF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59" calcext:value-type="float">
            <text:p>15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à facturer au titre du ticket modérateur </text:p>
          </table:table-cell>
          <table:table-cell table:style-name="ce2" office:value-type="string" calcext:value-type="string">
            <text:p>MFTM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9" calcext:value-type="float">
            <text:p>16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à facturer au titre du forfait journalier </text:p>
          </table:table-cell>
          <table:table-cell table:style-name="ce2" office:value-type="string" calcext:value-type="string">
            <text:p>MFFJ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79" calcext:value-type="float">
            <text:p>17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total du séjour remboursé par l'assurance maladie (i.e. hors prestations annexes) </text:p>
          </table:table-cell>
          <table:table-cell table:style-name="ce2" office:value-type="string" calcext:value-type="string">
            <text:p>MTSR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9" calcext:value-type="float">
            <text:p>18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lié à la majoration au parcours de soins </text:p>
          </table:table-cell>
          <table:table-cell table:style-name="ce2" office:value-type="string" calcext:value-type="string">
            <text:p>MMP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93" calcext:value-type="float">
            <text:p>19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base remboursement </text:p>
          </table:table-cell>
          <table:table-cell table:style-name="ce2" office:value-type="string" calcext:value-type="string">
            <text:p>MBR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203" calcext:value-type="float">
            <text:p>20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Taux de remboursement </text:p>
          </table:table-cell>
          <table:table-cell table:style-name="ce2" office:value-type="string" calcext:value-type="string">
            <text:p>TX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208" calcext:value-type="float">
            <text:p>20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Patient bénéficiaire de la CMU </text:p>
          </table:table-cell>
          <table:table-cell table:style-name="ce2" office:value-type="string" calcext:value-type="string">
            <text:p>BCM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9" calcext:value-type="float">
            <text:p>20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administratif de séjour de la mère </text:p>
          </table:table-cell>
          <table:table-cell table:style-name="ce2" office:value-type="string" calcext:value-type="string">
            <text:p>NADLM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29" calcext:value-type="float">
            <text:p>22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Hospitalisation d'un nouveau-né auprès de la mère </text:p>
          </table:table-cell>
          <table:table-cell table:style-name="ce2" office:value-type="string" calcext:value-type="string">
            <text:p>HNN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30" calcext:value-type="float">
            <text:p>23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Hospitalisation pour prélèvement d'organe </text:p>
          </table:table-cell>
          <table:table-cell table:style-name="ce2" office:value-type="string" calcext:value-type="string">
            <text:p>HP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31" calcext:value-type="float">
            <text:p>23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l'hospitalisation </text:p>
          </table:table-cell>
          <table:table-cell table:style-name="ce2" office:value-type="string" calcext:value-type="string">
            <text:p>DTH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39" calcext:value-type="float">
            <text:p>23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total du séjour remboursable pour l'AMC </text:p>
          </table:table-cell>
          <table:table-cell table:style-name="ce2" office:value-type="string" calcext:value-type="string">
            <text:p>MTSRC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49" calcext:value-type="float">
            <text:p>24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naissance du bénéficiaire </text:p>
          </table:table-cell>
          <table:table-cell table:style-name="ce2" office:value-type="string" calcext:value-type="string">
            <text:p>DNAI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57" calcext:value-type="float">
            <text:p>25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Sexe du bénéficiaire </text:p>
          </table:table-cell>
          <table:table-cell table:style-name="ce2" office:value-type="string" calcext:value-type="string">
            <text:p>SEX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58" calcext:value-type="float">
            <text:p>25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participation assuré </text:p>
          </table:table-cell>
          <table:table-cell table:style-name="ce2" office:value-type="string" calcext:value-type="string">
            <text:p>CP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59" calcext:value-type="float">
            <text:p>25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d’entrée </text:p>
          </table:table-cell>
          <table:table-cell table:style-name="ce2" office:value-type="string" calcext:value-type="string">
            <text:p>N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68" calcext:value-type="float">
            <text:p>26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Rang de naissance </text:p>
          </table:table-cell>
          <table:table-cell table:style-name="ce2" office:value-type="string" calcext:value-type="string">
            <text:p>RG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69" calcext:value-type="float">
            <text:p>26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Rang du bénéficiaire 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2" calcext:value-type="float">
            <text:p>27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caisse gestionnaire </text:p>
          </table:table-cell>
          <table:table-cell table:style-name="ce2" office:value-type="string" calcext:value-type="string">
            <text:p>NCA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75" calcext:value-type="float">
            <text:p>27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centre gestionnaire </text:p>
          </table:table-cell>
          <table:table-cell table:style-name="ce2" office:value-type="string" calcext:value-type="string">
            <text:p>NCE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279" calcext:value-type="float">
            <text:p>27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nfirmation de la prise en charge dans le cadre du dispositif des soins urgents </text:p>
          </table:table-cell>
          <table:table-cell table:style-name="ce2" office:value-type="string" calcext:value-type="string">
            <text:p>CPEC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80" calcext:value-type="float">
            <text:p>28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Numéro accident du travail ou date d’accident de droit commun </text:p>
          </table:table-cell>
          <table:table-cell table:style-name="ce2" office:value-type="string" calcext:value-type="string">
            <text:p>NA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89" calcext:value-type="float">
            <text:p>28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d’organisme complémentaire </text:p>
          </table:table-cell>
          <table:table-cell table:style-name="ce2" office:value-type="string" calcext:value-type="string">
            <text:p>NOC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299" calcext:value-type="float">
            <text:p>29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Nature de la pièce justificative des droits </text:p>
          </table:table-cell>
          <table:table-cell table:style-name="ce2" office:value-type="string" calcext:value-type="string">
            <text:p>NPJ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00" calcext:value-type="float">
            <text:p>30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Prise en charge établie le </text:p>
          </table:table-cell>
          <table:table-cell table:style-name="ce2" office:value-type="string" calcext:value-type="string">
            <text:p>DTPE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08" calcext:value-type="float">
            <text:p>30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Attestation de droits, carte Vitale ou prise en charge valable à compter du. </text:p>
          </table:table-cell>
          <table:table-cell table:style-name="ce2" office:value-type="string" calcext:value-type="string">
            <text:p>DTADD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16" calcext:value-type="float">
            <text:p>31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élivrée par </text:p>
          </table:table-cell>
          <table:table-cell table:style-name="ce2" office:value-type="string" calcext:value-type="string">
            <text:p>ADD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19" calcext:value-type="float">
            <text:p>3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Régime de prestation de l’assuré </text:p>
          </table:table-cell>
          <table:table-cell table:style-name="ce2" office:value-type="string" calcext:value-type="string">
            <text:p>RPR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22" calcext:value-type="float">
            <text:p>32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Top éclatement des flux par l’établissement </text:p>
          </table:table-cell>
          <table:table-cell table:style-name="ce2" office:value-type="string" calcext:value-type="string">
            <text:p>TEF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23" calcext:value-type="float">
            <text:p>32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’entrée </text:p>
          </table:table-cell>
          <table:table-cell table:style-name="ce2" office:value-type="string" calcext:value-type="string">
            <text:p>DEN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31" calcext:value-type="float">
            <text:p>3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sortie </text:p>
          </table:table-cell>
          <table:table-cell table:style-name="ce2" office:value-type="string" calcext:value-type="string">
            <text:p>DSO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39" calcext:value-type="float">
            <text:p>33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total du séjour facturé au patient </text:p>
          </table:table-cell>
          <table:table-cell table:style-name="ce2" office:value-type="string" calcext:value-type="string">
            <text:p>MTSF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347" calcext:value-type="float">
            <text:p>34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Rejet AMO </text:p>
          </table:table-cell>
          <table:table-cell table:style-name="ce2" office:value-type="string" calcext:value-type="string">
            <text:p>RJ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48" calcext:value-type="float">
            <text:p>34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facturation AMO </text:p>
          </table:table-cell>
          <table:table-cell table:style-name="ce2" office:value-type="string" calcext:value-type="string">
            <text:p>DFAM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356" calcext:value-type="float">
            <text:p>3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facturation AMC </text:p>
          </table:table-cell>
          <table:table-cell table:style-name="ce2" office:value-type="string" calcext:value-type="string">
            <text:p>DFAM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64" calcext:value-type="float">
            <text:p>3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facturation patient </text:p>
          </table:table-cell>
          <table:table-cell table:style-name="ce2" office:value-type="string" calcext:value-type="string">
            <text:p>DF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paiement AMO </text:p>
          </table:table-cell>
          <table:table-cell table:style-name="ce2" office:value-type="string" calcext:value-type="string">
            <text:p>DPAM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380" calcext:value-type="float">
            <text:p>3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paiement AMC </text:p>
          </table:table-cell>
          <table:table-cell table:style-name="ce2" office:value-type="string" calcext:value-type="string">
            <text:p>DPAM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8" calcext:value-type="float">
            <text:p>3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paiement patient </text:p>
          </table:table-cell>
          <table:table-cell table:style-name="ce2" office:value-type="string" calcext:value-type="string">
            <text:p>DP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6" calcext:value-type="float">
            <text:p>3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Statut FT AMO </text:p>
          </table:table-cell>
          <table:table-cell table:style-name="ce2" office:value-type="string" calcext:value-type="string">
            <text:p>SF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97" calcext:value-type="float">
            <text:p>39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Statut FT AMC </text:p>
          </table:table-cell>
          <table:table-cell table:style-name="ce2" office:value-type="string" calcext:value-type="string">
            <text:p>SFAM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98" calcext:value-type="float">
            <text:p>39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Statut FT patient </text:p>
          </table:table-cell>
          <table:table-cell table:style-name="ce2" office:value-type="string" calcext:value-type="string">
            <text:p>SF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99" calcext:value-type="float">
            <text:p>39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Pays d’assurance social </text:p>
          </table:table-cell>
          <table:table-cell table:style-name="ce2" office:value-type="string" calcext:value-type="string">
            <text:p>PY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02" calcext:value-type="float">
            <text:p>40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4" office:value-type="string" calcext:value-type="string">
            <text:p>Numéro d’identification permanent du patient (IPP)</text:p>
          </table:table-cell>
          <table:table-cell table:style-name="ce2" office:value-type="string" calcext:value-type="string">
            <text:p>IPP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422" calcext:value-type="float">
            <text:p>42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4" office:value-type="string" calcext:value-type="string">
            <text:p>ART51</text:p>
          </table:table-cell>
          <table:table-cell table:style-name="ce2" office:value-type="string" calcext:value-type="string">
            <text:p>ART5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23" calcext:value-type="float">
            <text:p>42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Filler </text:p>
          </table:table-cell>
          <table:table-cell table:style-name="ce2" office:value-type="string" calcext:value-type="string">
            <text:p>FLR42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473" calcext:value-type="float">
            <text:p>47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Empreinte numérique </text:p>
          </table:table-cell>
          <table:table-cell table:style-name="ce2" office:value-type="string" calcext:value-type="string">
            <text:p>EMPNUM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505" calcext:value-type="float">
            <text:p>50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Zone chiffrée </text:p>
          </table:table-cell>
          <table:table-cell table:style-name="ce2" office:value-type="string" calcext:value-type="string">
            <text:p>ZONECH</text:p>
          </table:table-cell>
          <table:table-cell table:style-name="ce2" office:value-type="float" office:value="1556" calcext:value-type="float">
            <text:p>1556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2061" calcext:value-type="float">
            <office:annotation draw:style-name="gr9" draw:text-style-name="P4" svg:width="2.899cm" svg:height="2.966cm" svg:x="20.333cm" svg:y="69.361cm" draw:caption-point-x="-0.61cm" draw:caption-point-y="1.511cm">
              <dc:date>2024-06-19T00:00:00</dc:date>
              <text:p text:style-name="P3"><text:span text:style-name="T2">vu sur manuel MAGIC v.10 (2023) : 1802. Corrigé pour 1283 qui est la bonne valeur.</text:span></text:p>
              <text:p text:style-name="P3"><text:span text:style-name="T2"/></text:p>
            </office:annotation>
            <text:p>206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Complément au numéro de titre de recette </text:p>
          </table:table-cell>
          <table:table-cell office:value-type="string" calcext:value-type="string">
            <text:p>COMPLTR</text:p>
          </table:table-cell>
          <table:table-cell office:value-type="float" office:value="6" calcext:value-type="float">
            <text:p>6</text:p>
          </table:table-cell>
          <table:table-cell office:value-type="float" office:value="2062" calcext:value-type="float">
            <text:p>2062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Top déclaration de médecin traitant </text:p>
          </table:table-cell>
          <table:table-cell office:value-type="string" calcext:value-type="string">
            <text:p>TDM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68" calcext:value-type="float">
            <text:p>206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Filler </text:p>
          </table:table-cell>
          <table:table-cell office:value-type="string" calcext:value-type="string">
            <text:p>FLR1941</text:p>
          </table:table-cell>
          <table:table-cell office:value-type="float" office:value="40" calcext:value-type="float">
            <text:p>40</text:p>
          </table:table-cell>
          <table:table-cell office:value-type="float" office:value="2069" calcext:value-type="float">
            <text:p>2069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Indicateur du parcours de soins </text:p>
          </table:table-cell>
          <table:table-cell office:value-type="string" calcext:value-type="string">
            <text:p>INDP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09" calcext:value-type="float">
            <text:p>210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CMUC en gestion unique </text:p>
          </table:table-cell>
          <table:table-cell office:value-type="string" calcext:value-type="string">
            <text:p>CMUCG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10" calcext:value-type="float">
            <text:p>21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Établissement de Transfert </text:p>
          </table:table-cell>
          <table:table-cell office:value-type="string" calcext:value-type="string">
            <text:p>ETABTRA</text:p>
          </table:table-cell>
          <table:table-cell office:value-type="float" office:value="14" calcext:value-type="float">
            <text:p>14</text:p>
          </table:table-cell>
          <table:table-cell office:value-type="float" office:value="2111" calcext:value-type="float">
            <text:p>2111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Établissement de Retour </text:p>
          </table:table-cell>
          <table:table-cell office:value-type="string" calcext:value-type="string">
            <text:p>ETABRET</text:p>
          </table:table-cell>
          <table:table-cell office:value-type="float" office:value="14" calcext:value-type="float">
            <text:p>14</text:p>
          </table:table-cell>
          <table:table-cell office:value-type="float" office:value="2125" calcext:value-type="float">
            <text:p>2125</text:p>
          </table:table-cell>
          <table:table-cell office:value-type="float" office:value="2138" calcext:value-type="float">
            <text:p>213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Code retour contrôle "Complément au numéro de titre de recette" </text:p>
          </table:table-cell>
          <table:table-cell office:value-type="string" calcext:value-type="string">
            <text:p>RCOMPLTD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39" calcext:value-type="float">
            <text:p>213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Code retour contrôle "Top déclaration de médecin traitant" </text:p>
          </table:table-cell>
          <table:table-cell office:value-type="string" calcext:value-type="string">
            <text:p>RTDM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40" calcext:value-type="float">
            <text:p>214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Code retour contrôle "Indicateur du parcours de soins" </text:p>
          </table:table-cell>
          <table:table-cell office:value-type="string" calcext:value-type="string">
            <text:p>RINDP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41" calcext:value-type="float">
            <text:p>214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Code retour contrôle "CMUC en gestion unique" </text:p>
          </table:table-cell>
          <table:table-cell office:value-type="string" calcext:value-type="string">
            <text:p>RCMUCG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42" calcext:value-type="float">
            <text:p>214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Code retour contrôle "Etablissement de transfert" </text:p>
          </table:table-cell>
          <table:table-cell office:value-type="string" calcext:value-type="string">
            <text:p>RETABT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43" calcext:value-type="float">
            <text:p>214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Code retour contrôle "Etablissement de retour" </text:p>
          </table:table-cell>
          <table:table-cell office:value-type="string" calcext:value-type="string">
            <text:p>RETABR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44" calcext:value-type="float">
            <text:p>214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Nombre de disciplines de prestations (NbDMT) </text:p>
          </table:table-cell>
          <table:table-cell office:value-type="string" calcext:value-type="string">
            <text:p>NDMT</text:p>
          </table:table-cell>
          <table:table-cell office:value-type="float" office:value="4" calcext:value-type="float">
            <text:p>4</text:p>
          </table:table-cell>
          <table:table-cell office:value-type="float" office:value="2145" calcext:value-type="float">
            <text:p>2145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D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Code retour contrôle "Nombre de disciplines de pretastions (NbDMT)" </text:p>
          </table:table-cell>
          <table:table-cell office:value-type="string" calcext:value-type="string">
            <text:p>RNDM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49" calcext:value-type="float">
            <text:p>214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M</text:p>
          </table:table-cell>
          <table:table-cell office:value-type="string" calcext:value-type="string">
            <text:p>Code retour contrôle "DMTn"</text:p>
          </table:table-cell>
          <table:table-cell office:value-type="string" calcext:value-type="string">
            <text:p>RDP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M</text:p>
          </table:table-cell>
          <table:table-cell office:value-type="string" calcext:value-type="string">
            <text:p>Code retour contrôle "DMTn Mode traitement "</text:p>
          </table:table-cell>
          <table:table-cell office:value-type="string" calcext:value-type="string">
            <text:p>RMT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M</text:p>
          </table:table-cell>
          <table:table-cell office:value-type="string" calcext:value-type="string">
            <text:p>Code retour contrôle "DMTn Date début séjour"</text:p>
          </table:table-cell>
          <table:table-cell office:value-type="string" calcext:value-type="string">
            <text:p>RDDSEJ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M</text:p>
          </table:table-cell>
          <table:table-cell office:value-type="string" calcext:value-type="string">
            <text:p>Code retour contrôle "DMTn Date de fin de séjour"</text:p>
          </table:table-cell>
          <table:table-cell office:value-type="string" calcext:value-type="string">
            <text:p>RFSEJ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M</text:p>
          </table:table-cell>
          <table:table-cell office:value-type="string" calcext:value-type="string">
            <text:p>Code retour cotrôle "DMTn Quantite"</text:p>
          </table:table-cell>
          <table:table-cell office:value-type="string" calcext:value-type="string">
            <text:p>RQU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M</text:p>
          </table:table-cell>
          <table:table-cell office:value-type="string" calcext:value-type="string">
            <text:p>Code retour contrôle "DMTn Prix unitaire"</text:p>
          </table:table-cell>
          <table:table-cell office:value-type="string" calcext:value-type="string">
            <text:p>RP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M</text:p>
          </table:table-cell>
          <table:table-cell office:value-type="string" calcext:value-type="string">
            <text:p>Code retour contrôle "DMTn Base remboursement"</text:p>
          </table:table-cell>
          <table:table-cell office:value-type="string" calcext:value-type="string">
            <text:p>RB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M</text:p>
          </table:table-cell>
          <table:table-cell office:value-type="string" calcext:value-type="string">
            <text:p>Code retour contrôle "DMTn Taux applicable à la prestation"</text:p>
          </table:table-cell>
          <table:table-cell office:value-type="string" calcext:value-type="string">
            <text:p>RTXA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M</text:p>
          </table:table-cell>
          <table:table-cell office:value-type="string" calcext:value-type="string">
            <text:p>Code retour contrôle "DMTn Montant remboursable par la caisse"</text:p>
          </table:table-cell>
          <table:table-cell office:value-type="string" calcext:value-type="string">
            <text:p>RMNTR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T</text:p>
          </table:table-cell>
          <table:table-cell office:value-type="string" calcext:value-type="string">
            <text:p>DMT n°n : Discipline de prestations (ex DMT) </text:p>
          </table:table-cell>
          <table:table-cell office:value-type="string" calcext:value-type="string">
            <text:p>DP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T</text:p>
          </table:table-cell>
          <table:table-cell office:value-type="string" calcext:value-type="string">
            <text:p>Mode de traitement </text:p>
          </table:table-cell>
          <table:table-cell office:value-type="string" calcext:value-type="string">
            <text:p>MT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T</text:p>
          </table:table-cell>
          <table:table-cell office:value-type="string" calcext:value-type="string">
            <text:p>Date de début de séjour </text:p>
          </table:table-cell>
          <table:table-cell office:value-type="string" calcext:value-type="string">
            <text:p>DDSEJ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T</text:p>
          </table:table-cell>
          <table:table-cell office:value-type="string" calcext:value-type="string">
            <text:p>Date de fin de séjour </text:p>
          </table:table-cell>
          <table:table-cell office:value-type="string" calcext:value-type="string">
            <text:p>DFSEJ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T</text:p>
          </table:table-cell>
          <table:table-cell office:value-type="string" calcext:value-type="string">
            <text:p>Quantite </text:p>
          </table:table-cell>
          <table:table-cell office:value-type="string" calcext:value-type="string">
            <text:p>QUT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T</text:p>
          </table:table-cell>
          <table:table-cell office:value-type="string" calcext:value-type="string">
            <text:p>Prix unitaire </text:p>
          </table:table-cell>
          <table:table-cell office:value-type="string" calcext:value-type="string">
            <text:p>PU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T</text:p>
          </table:table-cell>
          <table:table-cell office:value-type="string" calcext:value-type="string">
            <text:p>Base de remboursement </text:p>
          </table:table-cell>
          <table:table-cell office:value-type="string" calcext:value-type="string">
            <text:p>B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T</text:p>
          </table:table-cell>
          <table:table-cell office:value-type="string" calcext:value-type="string">
            <text:p>Taux applicable à la prestation </text:p>
          </table:table-cell>
          <table:table-cell office:value-type="string" calcext:value-type="string">
            <text:p>TXA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T</text:p>
          </table:table-cell>
          <table:table-cell office:value-type="string" calcext:value-type="string">
            <text:p>Montant remboursable par la caisse </text:p>
          </table:table-cell>
          <table:table-cell office:value-type="string" calcext:value-type="string">
            <text:p>MNTRC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10" draw:text-style-name="P2" svg:width="12.587cm" svg:height="5.366cm" svg:x="1.718cm" svg:y="89.385cm" draw:caption-point-x="-0.666cm" draw:caption-point-y="-0.941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AH1</text:p>
          </table:table-cell>
          <table:table-cell table:number-columns-repeated="12"/>
        </table:table-row>
        <table:table-row table:style-name="ro1" table:number-rows-repeated="104840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escr" table:style-name="ta1">
        <table:table-column table:style-name="co13" table:default-cell-style-name="Default"/>
        <table:table-row table:style-name="ro1">
          <table:table-cell office:value-type="string" calcext:value-type="string">
            <text:p>ANOHOSP correspondant au VIDHOSP format 0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mpli à partir du manuel MAGIC 5.11 de 20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isi et vérifié le 17/04/20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B : le type devient maintenant AH1 car il y a des champs variables à prendre en comp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, 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4P0" style:volatile="true">
      <number:text>Vrai</number:text>
    </number:number-style>
    <number:number-style style:name="N144P1" style:volatile="true">
      <number:text>Vrai</number:text>
    </number:number-style>
    <number:number-style style:name="N144">
      <number:text>Faux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ctif</number:text>
    </number:number-style>
    <number:number-style style:name="N146P1" style:volatile="true">
      <number:text>Actif</number:text>
    </number:number-style>
    <number:number-style style:name="N146">
      <number:text>Inacti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fo:color="#000000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0">00/00/0000</text:date>, <text:time style:data-style-name="N2" text:time-value="18:47:53.6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6-02-20T19:01:02.303000000</dc:date>
    <meta:editing-duration>PT3H18M43S</meta:editing-duration>
    <meta:editing-cycles>50</meta:editing-cycles>
    <meta:document-statistic meta:table-count="2" meta:cell-count="1407" meta:object-count="0"/>
  </office:meta>
</office:document-meta>
</file>